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rsid="002b674d" officeooo:paragraph-rsid="002b674d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size="28pt" officeooo:rsid="004ea191" officeooo:paragraph-rsid="004ea191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officeooo:paragraph-rsid="000865f2"/>
    </style:style>
    <style:style style:name="T1" style:family="text">
      <style:text-properties officeooo:rsid="003b06ad"/>
    </style:style>
    <style:style style:name="T2" style:family="text">
      <style:text-properties officeooo:rsid="004d4b2b"/>
    </style:style>
    <style:style style:name="T3" style:family="text">
      <style:text-properties officeooo:rsid="002b6d26"/>
    </style:style>
    <style:style style:name="T4" style:family="text">
      <style:text-properties officeooo:rsid="002d3bf5"/>
    </style:style>
    <style:style style:name="T5" style:family="text">
      <style:text-properties style:text-position="super 58%" officeooo:rsid="001a88dd"/>
    </style:style>
    <style:style style:name="T6" style:family="text">
      <style:text-properties officeooo:rsid="0014e32f"/>
    </style:style>
    <style:style style:name="T7" style:family="text">
      <style:text-properties fo:font-size="28pt" officeooo:rsid="000865f2" style:font-size-asian="28pt" style:font-size-complex="28pt"/>
    </style:style>
    <style:style style:name="T8" style:family="text">
      <style:text-properties fo:font-variant="normal" fo:text-transform="none" fo:color="#1841d2" loext:opacity="100%" style:text-line-through-style="none" style:text-line-through-type="none" fo:font-size="28pt" fo:letter-spacing="normal" style:text-underline-style="solid" style:text-underline-width="auto" style:text-underline-color="font-color" style:text-blinking="false" style:font-size-asian="28pt" style:font-size-complex="28pt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</text:span><text:span text:style-name="T2">3</text:span><text:span text:style-name="T1"> </text:span>- <text:span text:style-name="T3">1</text:span><text:span text:style-name="T4">0</text:span><text:span text:style-name="T5">th</text:span> Gen<text:span text:style-name="T6"> </text:span></text:p>
      <text:p text:style-name="P2">No CPU Fan</text:p>
      <text:p text:style-name="P3"><text:span text:style-name="T7">Battery</text:span><text:a xlink:type="simple" xlink:href="https://emojipedia.org/cross-mark" office:target-frame-name="_self" xlink:show="replace" text:style-name="Internet_20_link" text:visited-style-name="Visited_20_Internet_20_Link"><text:span text:style-name="T8">❌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3in" fo:page-height="1.7402in" style:num-format="1" style:print-orientation="landscape" fo:margin-top="0in" fo:margin-bottom="0in" fo:margin-left="0in" fo:margin-right="0in" fo:border="0.06pt solid #000000" fo:padding-top="0.1in" fo:padding-bottom="0in" fo:padding-left="0.1in" fo:padding-right="0.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08:20:30.511714600</meta:creation-date>
    <meta:print-date>2025-10-21T15:50:28.557650800</meta:print-date>
    <dc:date>2025-11-04T09:50:13.900157700</dc:date>
    <meta:editing-duration>P14DT10H10M22S</meta:editing-duration>
    <meta:editing-cycles>7</meta:editing-cycles>
    <meta:generator>LibreOffice/25.8.1.1$Windows_X86_64 LibreOffice_project/54047653041915e595ad4e45cccea684809c77b5</meta:generator>
    <meta:document-statistic meta:table-count="0" meta:image-count="0" meta:object-count="0" meta:page-count="1" meta:paragraph-count="3" meta:word-count="8" meta:character-count="32" meta:non-whitespace-character-count="26"/>
  </office:meta>
</office:document-meta>
</file>